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15f467"/>
    </style:style>
    <style:style style:name="P4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 officeooo:paragraph-rsid="001d736a"/>
    </style:style>
    <style:style style:name="P5" style:family="paragraph" style:parent-style-name="Text_20_body">
      <style:text-properties style:font-name="Century Gothic"/>
    </style:style>
    <style:style style:name="P6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 officeooo:paragraph-rsid="0028f62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 officeooo:paragraph-rsid="002e0d81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 officeooo:paragraph-rsid="0034695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1d736a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entury Gothic" fo:font-weight="bold" officeooo:paragraph-rsid="005b041f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officeooo:paragraph-rsid="0051e308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5b041f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Century Gothic" style:text-underline-style="none" officeooo:paragraph-rsid="0034695e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Century Gothic" style:text-underline-style="none" officeooo:paragraph-rsid="00478d16"/>
    </style:style>
    <style:style style:name="P17" style:family="paragraph" style:parent-style-name="Standard">
      <style:paragraph-properties fo:text-align="start" style:justify-single-word="false"/>
      <style:text-properties style:font-name="Century Gothic" style:text-underline-style="none" officeooo:paragraph-rsid="003765dc"/>
    </style:style>
    <style:style style:name="P18" style:family="paragraph" style:parent-style-name="Standard">
      <style:paragraph-properties fo:text-align="start" style:justify-single-word="false"/>
      <style:text-properties style:font-name="Century Gothic" style:text-underline-style="none" officeooo:paragraph-rsid="00395118"/>
    </style:style>
    <style:style style:name="P19" style:family="paragraph" style:parent-style-name="Standard">
      <style:paragraph-properties fo:text-align="start" style:justify-single-word="false"/>
      <style:text-properties style:font-name="Century Gothic" style:text-underline-style="none" officeooo:paragraph-rsid="00403755"/>
    </style:style>
    <style:style style:name="P20" style:family="paragraph" style:parent-style-name="Standard">
      <style:paragraph-properties fo:text-align="start" style:justify-single-word="false"/>
      <style:text-properties style:font-name="Century Gothic" style:text-underline-style="none" officeooo:paragraph-rsid="00421495"/>
    </style:style>
    <style:style style:name="P21" style:family="paragraph" style:parent-style-name="Standard">
      <style:paragraph-properties fo:text-align="start" style:justify-single-word="false"/>
      <style:text-properties style:font-name="Century Gothic" style:text-underline-style="none" officeooo:paragraph-rsid="00478d16"/>
    </style:style>
    <style:style style:name="P22" style:family="paragraph" style:parent-style-name="Standard">
      <style:paragraph-properties fo:text-align="start" style:justify-single-word="false"/>
      <style:text-properties style:font-name="Century Gothic" style:text-underline-style="none" officeooo:paragraph-rsid="0051e308"/>
    </style:style>
    <style:style style:name="P23" style:family="paragraph" style:parent-style-name="Standard">
      <style:paragraph-properties fo:text-align="start" style:justify-single-word="false"/>
      <style:text-properties style:font-name="Century Gothic" style:text-underline-style="none" officeooo:paragraph-rsid="005aed8a"/>
    </style:style>
    <style:style style:name="P24" style:family="paragraph" style:parent-style-name="Standard">
      <style:paragraph-properties fo:text-align="start" style:justify-single-word="false"/>
      <style:text-properties style:font-name="Century Gothic" style:text-underline-style="none" officeooo:rsid="0028f62a" officeooo:paragraph-rsid="003765dc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421495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5aed8a"/>
    </style:style>
    <style:style style:name="P27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8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29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31" style:family="paragraph" style:parent-style-name="Text_20_body">
      <style:text-properties style:font-name="Century Gothic" officeooo:paragraph-rsid="00478d16"/>
    </style:style>
    <style:style style:name="P32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33" style:family="paragraph" style:parent-style-name="Heading_20_1">
      <style:paragraph-properties fo:text-align="center" style:justify-single-word="false"/>
      <style:text-properties style:font-name="Century Gothic" fo:font-size="16pt" style:text-underline-style="none" fo:font-weight="bold" officeooo:paragraph-rsid="0028f62a" style:font-size-asian="16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8f62a"/>
    </style:style>
    <style:style style:name="T3" style:family="text">
      <style:text-properties style:text-underline-style="none" officeooo:rsid="005aed8a"/>
    </style:style>
    <style:style style:name="T4" style:family="text">
      <style:text-properties officeooo:rsid="0028f62a"/>
    </style:style>
    <style:style style:name="T5" style:family="text">
      <style:text-properties style:font-name="Century Gothic" style:text-underline-style="none"/>
    </style:style>
    <style:style style:name="T6" style:family="text">
      <style:text-properties style:font-name="Century Gothic" style:text-underline-style="none" officeooo:rsid="0028f62a"/>
    </style:style>
    <style:style style:name="T7" style:family="text">
      <style:text-properties officeooo:rsid="003a9ee7"/>
    </style:style>
    <style:style style:name="T8" style:family="text">
      <style:text-properties officeooo:rsid="0048649e"/>
    </style:style>
    <style:style style:name="T9" style:family="text">
      <style:text-properties officeooo:rsid="005aed8a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contract in objects"&gt;</text:placeholder></text:p>
      <text:p text:style-name="P4"><draw:frame draw:style-name="fr1" draw:name="image: (contract.format_logo(), 'image/jpeg')" text:anchor-type="paragraph" svg:x="10.13cm" svg:y="0.131cm" svg:width="7.514cm" svg:height="3.671cm" draw:z-index="0"><draw:text-box><text:p text:style-name="Frame_20_contents"/></draw:text-box></draw:frame><text:placeholder text:placeholder-type="text">&lt;setLang(Lang)&gt;</text:placeholder><text:placeholder text:placeholder-type="text">&lt;contract.setLang(Lang)&gt;</text:placeholder></text:p>
      <text:p text:style-name="P12"><text:placeholder text:placeholder-type="text">&lt;contract.company.get_rec_name(None)&gt;</text:placeholder></text:p>
      <text:p text:style-name="P14"><text:placeholder text:placeholder-type="text">&lt;for each="line in contract.company.party.addresses[0].full_address.split('\n')"&gt;</text:placeholder></text:p>
      <text:p text:style-name="P14"><text:placeholder text:placeholder-type="text">&lt;line&gt;</text:placeholder></text:p>
      <text:p text:style-name="P12"><text:placeholder text:placeholder-type="text">&lt;/for&gt;</text:placeholder></text:p>
      <text:p text:style-name="P3"/>
      <text:p text:style-name="P27"/>
      <text:p text:style-name="P27"><text:span text:style-name="T4">Numéro du contrat</text:span> : <text:placeholder text:placeholder-type="text">&lt;contract.contract_number&gt;</text:placeholder></text:p>
      <text:p text:style-name="P27"/>
      <text:p text:style-name="P27"/>
      <text:p text:style-name="P27"/>
      <text:p text:style-name="P29"><text:placeholder text:placeholder-type="text">&lt;Party.get_rec_name(None)&gt;</text:placeholder></text:p>
      <text:p text:style-name="P1"><text:placeholder text:placeholder-type="text">&lt;if test="Address"&gt;</text:placeholder></text:p>
      <text:p text:style-name="P1"><text:placeholder text:placeholder-type="text">&lt;for each="line in 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30"/>
      <text:p text:style-name="P30"/>
      <text:p text:style-name="P32">Paris, le <text:placeholder text:placeholder-type="text">&lt;formatLang(datetime.date.today(), Party.lang, date=True)&gt;</text:placeholder></text:p>
      <text:p text:style-name="P32"/>
      <text:p text:style-name="P33"><text:span text:style-name="T4">Souscription de contrat </text:span><text:span text:style-name="T4"><text:placeholder text:placeholder-type="text">&lt;contract.offered.get_rec_name(None)&gt;</text:placeholder></text:span></text:p>
      <text:p text:style-name="P30"/>
      <text:p text:style-name="P30"/>
      <text:p text:style-name="P7"><text:placeholder text:placeholder-type="text">&lt;Party.get_clean_name()&gt;</text:placeholder>,</text:p>
      <text:p text:style-name="P7"/>
      <text:p text:style-name="P8"><text:span text:style-name="T4">Nous vous confirmons votre souscription d'un contrat sur le produit </text:span><text:span text:style-name="T4"><text:placeholder text:placeholder-type="text">&lt;contract.offered.get_rec_name(None)&gt;</text:placeholder></text:span><text:span text:style-name="T4">, effective à partir du </text:span><text:span text:style-name="T4"><text:placeholder text:placeholder-type="text">&lt;formatLang(contract.start_date, Party.lang, date=True)&gt;</text:placeholder></text:span><text:span text:style-name="T4">.</text:span></text:p>
      <text:p text:style-name="P9"><text:span text:style-name="T4"/></text:p>
      <text:p text:style-name="P9"><text:span text:style-name="T4">Ce contrat couvre :</text:span></text:p>
      <text:p text:style-name="P9"><text:span text:style-name="T4"/></text:p>
      <text:p text:style-name="P10"><text:span text:style-name="T4"><text:placeholder text:placeholder-type="text">&lt;for each="covered in contract.covered_elements"&gt;</text:placeholder></text:span></text:p>
      <text:list xml:id="list1381443277439843097" text:style-name="L3">
        <text:list-item>
          <text:p text:style-name="P15"><text:span text:style-name="T4"><text:placeholder text:placeholder-type="text">&lt;covered.get_rec_name(None)&gt;</text:placeholder></text:span><text:span text:style-name="T4"> avec les garanties suivantes :</text:span></text:p>
        </text:list-item>
      </text:list>
      <text:p text:style-name="P10"><text:span text:style-name="T4"><text:placeholder text:placeholder-type="text">&lt;for each="data in covered.covered_data"&gt;</text:placeholder></text:span></text:p>
      <text:list xml:id="list85400322" text:continue-numbering="true" text:style-name="L3">
        <text:list-item>
          <text:list>
            <text:list-item>
              <text:p text:style-name="P15"><text:span text:style-name="T4">La garantie </text:span><text:span text:style-name="T4"><text:placeholder text:placeholder-type="text">&lt;data.option.offered.get_rec_name(None)&gt;</text:placeholder></text:span><text:span text:style-name="T4"> à partir du </text:span><text:span text:style-name="T4"><text:placeholder text:placeholder-type="text">&lt;formatLang(data.start_date, Party.lang, date=True)&gt;</text:placeholder></text:span><text:span text:style-name="T4"><text:placeholder text:placeholder-type="text">&lt;choose test=""&gt;</text:placeholder></text:span><text:span text:style-name="T4"><text:placeholder text:placeholder-type="text">&lt;when test="data.end_date"&gt;</text:placeholder></text:span><text:span text:style-name="T4"> jusqu'au </text:span><text:span text:style-name="T4"><text:placeholder text:placeholder-type="text">&lt;formatLang(data.end_date, Party.lang, date=True)&gt;</text:placeholder></text:span><text:span text:style-name="T4"><text:placeholder text:placeholder-type="text">&lt;/when&gt;</text:placeholder></text:span><text:span text:style-name="T4"><text:placeholder text:placeholder-type="text">&lt;/choose&gt;</text:placeholder></text:span></text:p>
            </text:list-item>
          </text:list>
        </text:list-item>
      </text:list>
      <text:p text:style-name="P10"><text:span text:style-name="T4"><text:placeholder text:placeholder-type="text">&lt;/for&gt;</text:placeholder></text:span></text:p>
      <text:p text:style-name="P13"><text:span text:style-name="T2"><text:placeholder text:placeholder-type="text">&lt;/for&gt;</text:placeholder></text:span></text:p>
      <text:p text:style-name="P13"><text:soft-page-break/><text:span text:style-name="T2"/></text:p>
      <text:p text:style-name="P13"><text:span text:style-name="T2">Votre prime totale </text:span><text:span text:style-name="T3">HT </text:span><text:span text:style-name="T2">s'élève à </text:span><text:span text:style-name="T2"><text:placeholder text:placeholder-type="text">&lt;contract.get_total_price_at_date(contract.start_date)&gt;</text:placeholder></text:span><text:span text:style-name="T2"> € ventilée comme suit :</text:span></text:p>
      <text:p text:style-name="P17"><text:span text:style-name="T4"><text:placeholder text:placeholder-type="text">&lt;for each="move_line in contract.last_bill[0].lines"&gt;</text:placeholder></text:span></text:p>
      <text:p text:style-name="P19"><text:span text:style-name="T4"><text:placeholder text:placeholder-type="text">&lt;choose test=""&gt;</text:placeholder></text:span></text:p>
      <text:p text:style-name="P20"><text:span text:style-name="T4"><text:placeholder text:placeholder-type="text">&lt;when test="move_line.account.kind != 'receivable' and move_line.second_origin and move_line.second_origin.__name__ == 'offered.coverage'"&gt;</text:placeholder></text:span></text:p>
      <text:list xml:id="list5488665647115699254" text:style-name="L5">
        <text:list-item>
          <text:p text:style-name="P25"><text:span text:style-name="T6"><text:placeholder text:placeholder-type="text">&lt;move_line.account.get_rec_name(None)&gt;</text:placeholder></text:span><text:span text:style-name="T6"> : </text:span><text:span text:style-name="T6"><text:placeholder text:placeholder-type="text">&lt;move_line.credit&gt;</text:placeholder></text:span><text:span text:style-name="T6"> €</text:span></text:p>
        </text:list-item>
      </text:list>
      <text:p text:style-name="P18"><text:span text:style-name="T4"><text:placeholder text:placeholder-type="text">&lt;/when&gt;</text:placeholder></text:span></text:p>
      <text:p text:style-name="P18"><text:span text:style-name="T4"><text:placeholder text:placeholder-type="text">&lt;/choose&gt;</text:placeholder></text:span></text:p>
      <text:p text:style-name="P18"><text:span text:style-name="T4"><text:placeholder text:placeholder-type="text">&lt;/for&gt;</text:placeholder></text:span></text:p>
      <text:p text:style-name="P18"><text:span text:style-name="T8"/></text:p>
      <text:p text:style-name="P23"><text:span text:style-name="T9">Taxes applicables :</text:span></text:p>
      <text:p text:style-name="P23"><text:span text:style-name="T4"><text:placeholder text:placeholder-type="text">&lt;for each="move_line in contract.last_bill[0].lines"&gt;</text:placeholder></text:span></text:p>
      <text:p text:style-name="P23"><text:span text:style-name="T4"><text:placeholder text:placeholder-type="text">&lt;choose test=""&gt;</text:placeholder></text:span></text:p>
      <text:p text:style-name="P23"><text:span text:style-name="T4"><text:placeholder text:placeholder-type="text">&lt;when test="move_line.account.kind != 'receivable' and not move_line.second_origin"&gt;</text:placeholder></text:span></text:p>
      <text:list xml:id="list1709034392" text:continue-numbering="true" text:style-name="L5">
        <text:list-item>
          <text:p text:style-name="P26"><text:span text:style-name="T6"><text:placeholder text:placeholder-type="text">&lt;move_line.account.get_rec_name(None)&gt;</text:placeholder></text:span><text:span text:style-name="T6"> : </text:span><text:span text:style-name="T6"><text:placeholder text:placeholder-type="text">&lt;move_line.credit&gt;</text:placeholder></text:span><text:span text:style-name="T6"> €</text:span></text:p>
        </text:list-item>
      </text:list>
      <text:p text:style-name="P23"><text:span text:style-name="T4"><text:placeholder text:placeholder-type="text">&lt;/when&gt;</text:placeholder></text:span></text:p>
      <text:p text:style-name="P23"><text:span text:style-name="T4"><text:placeholder text:placeholder-type="text">&lt;/choose&gt;</text:placeholder></text:span></text:p>
      <text:p text:style-name="P23"><text:span text:style-name="T4"><text:placeholder text:placeholder-type="text">&lt;/for&gt;</text:placeholder></text:span></text:p>
      <text:p text:style-name="P23"><text:span text:style-name="T4"/></text:p>
      <text:p text:style-name="P31"><text:span text:style-name="T2">Vous serez prélevé aux dates suivantes :</text:span></text:p>
      <text:p text:style-name="P21"><text:span text:style-name="T4"><text:placeholder text:placeholder-type="text">&lt;for each="move_line in contract.last_bill[0].lines"&gt;</text:placeholder></text:span></text:p>
      <text:p text:style-name="P21"><text:span text:style-name="T4"><text:placeholder text:placeholder-type="text">&lt;choose test=""&gt;</text:placeholder></text:span></text:p>
      <text:p text:style-name="P21"><text:span text:style-name="T4"><text:placeholder text:placeholder-type="text">&lt;when test="move_line.account.kind == 'receivable'"&gt;</text:placeholder></text:span></text:p>
      <text:list xml:id="list7126008792251797157" text:style-name="L4">
        <text:list-item>
          <text:p text:style-name="P16"><text:span text:style-name="T4">Au </text:span><text:span text:style-name="T4"><text:placeholder text:placeholder-type="text">&lt;formatLang(move_line.maturity_date, Party.lang, date=True)&gt;</text:placeholder></text:span><text:span text:style-name="T4"> : </text:span><text:span text:style-name="T4"><text:placeholder text:placeholder-type="text">&lt;move_line.debit&gt;</text:placeholder></text:span><text:span text:style-name="T4"> €</text:span></text:p>
        </text:list-item>
      </text:list>
      <text:p text:style-name="P22"><text:span text:style-name="T4"><text:placeholder text:placeholder-type="text">&lt;/when&gt;</text:placeholder></text:span></text:p>
      <text:p text:style-name="P22"><text:span text:style-name="T4"><text:placeholder text:placeholder-type="text">&lt;/choose&gt;</text:placeholder></text:span></text:p>
      <text:p text:style-name="P22"><text:span text:style-name="T4"><text:placeholder text:placeholder-type="text">&lt;/for&gt;</text:placeholder></text:span></text:p>
      <text:p text:style-name="P24"><text:span text:style-name="T4"/></text:p>
      <text:p text:style-name="P5">Nous nous tenons à votre entière disposition pour tout renseignement complémentaire, et vous prions d'agréer, <text:span text:style-name="T1"><text:placeholder text:placeholder-type="text">&lt;Party.get_clean_name()&gt;</text:placeholder></text:span><text:span text:style-name="T1">, nos meilleures salutations.</text:span></text:p>
      <text:p text:style-name="P2"><text:placeholder text:placeholder-type="text">&lt;user.name&gt;</text:placeholder></text:p>
      <text:p text:style-name="P2"><text:placeholder text:placeholder-type="text">&lt;if test="user.team"&gt;</text:placeholder></text:p>
      <text:p text:style-name="P1"><text:span text:style-name="T1">Equipe </text:span><text:span text:style-name="T1"><text:placeholder text:placeholder-type="text">&lt;user.team.name&gt;</text:placeholder></text:span></text:p>
      <text:p text:style-name="P2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0" meta:image-count="0" meta:object-count="0" meta:page-count="3" meta:paragraph-count="54" meta:word-count="193" meta:character-count="2060" meta:non-whitespace-character-count="1926"/>
    <meta:user-defined meta:name="Info 1"/>
    <meta:user-defined meta:name="Info 2"/>
    <meta:user-defined meta:name="Info 3"/>
    <meta:user-defined meta:name="Info 4"/>
  </office:meta>
</office:document-meta>
</file>